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2SmileHttpMessageConverter.MappingJackson2SmileHttpMessageConverter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Jackson2SmileHttpMessageConverter.setObjectMapper( ObjectMapper object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pingJackson2SmileHttpMessageConverter.MappingJackson2Smile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